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itle">
      <style:text-properties officeooo:rsid="001494a7" officeooo:paragraph-rsid="001494a7"/>
    </style:style>
    <style:style style:name="P4" style:family="paragraph" style:parent-style-name="Text_20_body">
      <style:text-properties officeooo:paragraph-rsid="001c5026"/>
    </style:style>
    <style:style style:name="P5" style:family="paragraph" style:parent-style-name="Footnote">
      <style:text-properties officeooo:rsid="0031e2e9" officeooo:paragraph-rsid="0031e2e9"/>
    </style:style>
    <style:style style:name="P6" style:family="paragraph" style:parent-style-name="Text_20_body">
      <style:text-properties officeooo:rsid="001de584" officeooo:paragraph-rsid="001de584"/>
    </style:style>
    <style:style style:name="P7" style:family="paragraph" style:parent-style-name="Text_20_body">
      <style:text-properties officeooo:rsid="002bb8eb" officeooo:paragraph-rsid="002bb8eb"/>
    </style:style>
    <style:style style:name="P8" style:family="paragraph" style:parent-style-name="Text_20_body">
      <style:text-properties officeooo:rsid="003480fe" officeooo:paragraph-rsid="003480fe"/>
    </style:style>
    <style:style style:name="P9" style:family="paragraph" style:parent-style-name="Text_20_body">
      <style:paragraph-properties fo:text-align="center" style:justify-single-word="false"/>
      <style:text-properties officeooo:paragraph-rsid="00167c5e"/>
    </style:style>
    <style:style style:name="P10" style:family="paragraph" style:parent-style-name="Text_20_body">
      <style:paragraph-properties fo:text-align="center" style:justify-single-word="false"/>
      <style:text-properties officeooo:rsid="0036626e" officeooo:paragraph-rsid="0036626e"/>
    </style:style>
    <style:style style:name="P11" style:family="paragraph" style:parent-style-name="Text_20_body">
      <style:text-properties officeooo:rsid="00556817" officeooo:paragraph-rsid="00556817"/>
    </style:style>
    <style:style style:name="P12" style:family="paragraph" style:parent-style-name="Text_20_body">
      <style:text-properties officeooo:rsid="00737eac" officeooo:paragraph-rsid="007caf7b"/>
    </style:style>
    <style:style style:name="P13" style:family="paragraph" style:parent-style-name="Text_20_body">
      <style:text-properties officeooo:rsid="0079ddcd" officeooo:paragraph-rsid="0079ddcd"/>
    </style:style>
    <style:style style:name="P14" style:family="paragraph" style:parent-style-name="Bibliography_20_1">
      <style:paragraph-properties>
        <style:tab-stops/>
      </style:paragraph-properties>
    </style:style>
    <style:style style:name="P15" style:family="paragraph" style:parent-style-name="Heading_20_1">
      <style:text-properties officeooo:rsid="001c5026" officeooo:paragraph-rsid="0031e2e9"/>
    </style:style>
    <style:style style:name="P16" style:family="paragraph" style:parent-style-name="Heading_20_1">
      <style:text-properties officeooo:paragraph-rsid="0031e2e9"/>
    </style:style>
    <style:style style:name="P17" style:family="paragraph" style:parent-style-name="Heading_20_1">
      <style:text-properties officeooo:paragraph-rsid="0061d795"/>
    </style:style>
    <style:style style:name="P18" style:family="paragraph" style:parent-style-name="Text_20_body">
      <style:text-properties officeooo:rsid="00422e2d" officeooo:paragraph-rsid="00919d05"/>
    </style:style>
    <style:style style:name="P19" style:family="paragraph" style:parent-style-name="Text_20_body">
      <style:text-properties officeooo:rsid="00422e2d" officeooo:paragraph-rsid="00ab0928"/>
    </style:style>
    <style:style style:name="P20" style:family="paragraph" style:parent-style-name="Text_20_body">
      <style:text-properties officeooo:rsid="008b1c56" officeooo:paragraph-rsid="008b1c56"/>
    </style:style>
    <style:style style:name="P21" style:family="paragraph" style:parent-style-name="Text_20_body">
      <style:text-properties officeooo:rsid="002bb8eb" officeooo:paragraph-rsid="002bb8eb"/>
    </style:style>
    <style:style style:name="P22" style:family="paragraph" style:parent-style-name="Text_20_body">
      <style:text-properties officeooo:paragraph-rsid="008ba952"/>
    </style:style>
    <style:style style:name="P23" style:family="paragraph" style:parent-style-name="Text_20_body">
      <style:text-properties officeooo:rsid="005698b0" officeooo:paragraph-rsid="0076b868"/>
    </style:style>
    <style:style style:name="P24" style:family="paragraph" style:parent-style-name="Text_20_body">
      <style:text-properties officeooo:rsid="008f20a8" officeooo:paragraph-rsid="008f20a8"/>
    </style:style>
    <style:style style:name="P25" style:family="paragraph" style:parent-style-name="Text_20_body">
      <style:text-properties officeooo:paragraph-rsid="00422e2d"/>
    </style:style>
    <style:style style:name="P26" style:family="paragraph" style:parent-style-name="Text_20_body">
      <style:text-properties officeooo:rsid="00980d24" officeooo:paragraph-rsid="00980d24"/>
    </style:style>
    <style:style style:name="P27" style:family="paragraph" style:parent-style-name="Text_20_body">
      <style:text-properties officeooo:rsid="00a03dba" officeooo:paragraph-rsid="00a03dba"/>
    </style:style>
    <style:style style:name="P28" style:family="paragraph" style:parent-style-name="Text_20_body">
      <style:text-properties officeooo:rsid="0061d795" officeooo:paragraph-rsid="00ab0928"/>
    </style:style>
    <style:style style:name="P29" style:family="paragraph" style:parent-style-name="Text_20_body">
      <style:text-properties officeooo:paragraph-rsid="00bbafa9"/>
    </style:style>
    <style:style style:name="P30" style:family="paragraph" style:parent-style-name="Text_20_body">
      <style:text-properties officeooo:rsid="003480fe" officeooo:paragraph-rsid="003480fe"/>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officeooo:rsid="00199ba0"/>
    </style:style>
    <style:style style:name="T4" style:family="text">
      <style:text-properties officeooo:rsid="001b2bba"/>
    </style:style>
    <style:style style:name="T5" style:family="text">
      <style:text-properties officeooo:rsid="002bb8eb"/>
    </style:style>
    <style:style style:name="T6" style:family="text">
      <style:text-properties officeooo:rsid="002cc1a9"/>
    </style:style>
    <style:style style:name="T7" style:family="text">
      <style:text-properties officeooo:rsid="002eaf38"/>
    </style:style>
    <style:style style:name="T8" style:family="text">
      <style:text-properties officeooo:rsid="002f3d7e"/>
    </style:style>
    <style:style style:name="T9" style:family="text">
      <style:text-properties officeooo:rsid="0031e2e9"/>
    </style:style>
    <style:style style:name="T10" style:family="text">
      <style:text-properties fo:font-style="italic" style:font-style-asian="italic" style:font-style-complex="italic"/>
    </style:style>
    <style:style style:name="T11" style:family="text">
      <style:text-properties officeooo:rsid="00334ce2"/>
    </style:style>
    <style:style style:name="T12" style:family="text">
      <style:text-properties officeooo:rsid="003480fe"/>
    </style:style>
    <style:style style:name="T13" style:family="text">
      <style:text-properties officeooo:rsid="0036626e"/>
    </style:style>
    <style:style style:name="T14" style:family="text">
      <style:text-properties officeooo:rsid="0039e763"/>
    </style:style>
    <style:style style:name="T15" style:family="text">
      <style:text-properties officeooo:rsid="003b752d"/>
    </style:style>
    <style:style style:name="T16" style:family="text">
      <style:text-properties style:font-name="Liberation Serif" officeooo:rsid="004302c8" style:font-name-asian="Liberation Serif" style:font-name-complex="Liberation Serif"/>
    </style:style>
    <style:style style:name="T17" style:family="text">
      <style:text-properties officeooo:rsid="004490ff"/>
    </style:style>
    <style:style style:name="T18" style:family="text">
      <style:text-properties officeooo:rsid="0045df75"/>
    </style:style>
    <style:style style:name="T19" style:family="text">
      <style:text-properties officeooo:rsid="004721ef"/>
    </style:style>
    <style:style style:name="T20" style:family="text">
      <style:text-properties officeooo:rsid="00472c91"/>
    </style:style>
    <style:style style:name="T21" style:family="text">
      <style:text-properties officeooo:rsid="0048c37b"/>
    </style:style>
    <style:style style:name="T22" style:family="text">
      <style:text-properties officeooo:rsid="0049e0d4"/>
    </style:style>
    <style:style style:name="T23" style:family="text">
      <style:text-properties officeooo:rsid="004e7aee"/>
    </style:style>
    <style:style style:name="T24" style:family="text">
      <style:text-properties officeooo:rsid="004f5236"/>
    </style:style>
    <style:style style:name="T25" style:family="text">
      <style:text-properties officeooo:rsid="00538ecb"/>
    </style:style>
    <style:style style:name="T26" style:family="text">
      <style:text-properties officeooo:rsid="005836f3"/>
    </style:style>
    <style:style style:name="T27" style:family="text">
      <style:text-properties officeooo:rsid="005a2077"/>
    </style:style>
    <style:style style:name="T28" style:family="text">
      <style:text-properties officeooo:rsid="005c4432"/>
    </style:style>
    <style:style style:name="T29" style:family="text">
      <style:text-properties officeooo:rsid="005dda1a"/>
    </style:style>
    <style:style style:name="T30" style:family="text">
      <style:text-properties officeooo:rsid="005fde17"/>
    </style:style>
    <style:style style:name="T31" style:family="text">
      <style:text-properties officeooo:rsid="0061ee58"/>
    </style:style>
    <style:style style:name="T32" style:family="text">
      <style:text-properties officeooo:rsid="00622347"/>
    </style:style>
    <style:style style:name="T33" style:family="text">
      <style:text-properties officeooo:rsid="00629c58"/>
    </style:style>
    <style:style style:name="T34" style:family="text">
      <style:text-properties officeooo:rsid="0067bdd0"/>
    </style:style>
    <style:style style:name="T35" style:family="text">
      <style:text-properties officeooo:rsid="0067f0af"/>
    </style:style>
    <style:style style:name="T36" style:family="text">
      <style:text-properties officeooo:rsid="00697b9b"/>
    </style:style>
    <style:style style:name="T37" style:family="text">
      <style:text-properties officeooo:rsid="006ada1f"/>
    </style:style>
    <style:style style:name="T38" style:family="text">
      <style:text-properties officeooo:rsid="00752a36"/>
    </style:style>
    <style:style style:name="T39" style:family="text">
      <style:text-properties officeooo:rsid="00766c82"/>
    </style:style>
    <style:style style:name="T40" style:family="text">
      <style:text-properties officeooo:rsid="004302c8"/>
    </style:style>
    <style:style style:name="T41" style:family="text">
      <style:text-properties officeooo:rsid="00783d5c"/>
    </style:style>
    <style:style style:name="T42" style:family="text">
      <style:text-properties officeooo:rsid="007ab907"/>
    </style:style>
    <style:style style:name="T43" style:family="text">
      <style:text-properties officeooo:rsid="007b1955"/>
    </style:style>
    <style:style style:name="T44" style:family="text">
      <style:text-properties officeooo:rsid="007caf7b"/>
    </style:style>
    <style:style style:name="T45" style:family="text">
      <style:text-properties officeooo:rsid="007de5a9"/>
    </style:style>
    <style:style style:name="T46" style:family="text">
      <style:text-properties officeooo:rsid="007e312c"/>
    </style:style>
    <style:style style:name="T47" style:family="text">
      <style:text-properties officeooo:rsid="007ec4c1"/>
    </style:style>
    <style:style style:name="T48" style:family="text">
      <style:text-properties officeooo:rsid="0082edb4"/>
    </style:style>
    <style:style style:name="T49" style:family="text">
      <style:text-properties officeooo:rsid="0085dc15"/>
    </style:style>
    <style:style style:name="T50" style:family="text">
      <style:text-properties officeooo:rsid="0086e911"/>
    </style:style>
    <style:style style:name="T51" style:family="text">
      <style:text-properties officeooo:rsid="00879a52"/>
    </style:style>
    <style:style style:name="T52" style:family="text">
      <style:text-properties officeooo:rsid="0087d1de"/>
    </style:style>
    <style:style style:name="T53" style:family="text">
      <style:text-properties officeooo:rsid="0088db1e"/>
    </style:style>
    <style:style style:name="T54" style:family="text">
      <style:text-properties officeooo:rsid="008ba952"/>
    </style:style>
    <style:style style:name="T55" style:family="text">
      <style:text-properties officeooo:rsid="008ca975"/>
    </style:style>
    <style:style style:name="T56" style:family="text">
      <style:text-properties officeooo:rsid="008e84e2"/>
    </style:style>
    <style:style style:name="T57" style:family="text">
      <style:text-properties officeooo:rsid="00422e2d"/>
    </style:style>
    <style:style style:name="T58" style:family="text">
      <style:text-properties officeooo:rsid="0090bb6b"/>
    </style:style>
    <style:style style:name="T59" style:family="text">
      <style:text-properties officeooo:rsid="0092fee7"/>
    </style:style>
    <style:style style:name="T60" style:family="text">
      <style:text-properties officeooo:rsid="009523e5"/>
    </style:style>
    <style:style style:name="T61" style:family="text">
      <style:text-properties officeooo:rsid="0095913c"/>
    </style:style>
    <style:style style:name="T62" style:family="text">
      <style:text-properties officeooo:rsid="0099bcc1"/>
    </style:style>
    <style:style style:name="T63" style:family="text">
      <style:text-properties officeooo:rsid="009aa5ac"/>
    </style:style>
    <style:style style:name="T64" style:family="text">
      <style:text-properties officeooo:rsid="009e1d1e"/>
    </style:style>
    <style:style style:name="T65" style:family="text">
      <style:text-properties officeooo:rsid="00a0028c"/>
    </style:style>
    <style:style style:name="T66" style:family="text">
      <style:text-properties officeooo:rsid="00a0a49b"/>
    </style:style>
    <style:style style:name="T67" style:family="text">
      <style:text-properties officeooo:rsid="00a14116"/>
    </style:style>
    <style:style style:name="T68" style:family="text">
      <style:text-properties officeooo:rsid="00a1b050"/>
    </style:style>
    <style:style style:name="T69" style:family="text">
      <style:text-properties officeooo:rsid="00a38b57"/>
    </style:style>
    <style:style style:name="T70" style:family="text">
      <style:text-properties officeooo:rsid="00a43158"/>
    </style:style>
    <style:style style:name="T71" style:family="text">
      <style:text-properties officeooo:rsid="00a56431"/>
    </style:style>
    <style:style style:name="T72" style:family="text">
      <style:text-properties officeooo:rsid="00a799fd"/>
    </style:style>
    <style:style style:name="T73" style:family="text">
      <style:text-properties officeooo:rsid="00accbab"/>
    </style:style>
    <style:style style:name="T74" style:family="text">
      <style:text-properties officeooo:rsid="00b1ed3a"/>
    </style:style>
    <style:style style:name="T75" style:family="text">
      <style:text-properties officeooo:rsid="00bfd8a2"/>
    </style:style>
    <style:style style:name="T76" style:family="text">
      <style:text-properties officeooo:rsid="00c1d01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text:span text:style-name="T3">High-Level </text:span>Algorithm of Financing Fundamental Science and Software, for Blockchain Implementation: Why This Way and Peculiarities of Information Exchange and Payments <text:span text:style-name="T76">[rough draft]</text:span></text:p>
      <text:p text:style-name="P9"><text:span text:style-name="T1">Victor Porton (ORCID </text:span>0000-0001-7064-7975<text:span text:style-name="T1">)</text:span></text:p>
      <text:p text:style-name="P10">Potential conflict of interest: The author is a supposed recipient of grants proposed in this article, both as scientific texts and software components author.</text:p>
      <text:p text:style-name="P1">Abstract<text:span text:style-name="T2"> ??</text:span></text:p>
      <text:h text:style-name="P15" text:outline-level="1">The Motivation</text:h>
      <text:p text:style-name="P29">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9">P</text:span>reviously due a sequence of unfortunate events <text:bibliography-mark text:identifier="attack-google" text:bibliography-type="article"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5">As opposed to <text:span text:style-name="T10">decentralized</text:span> like a blockchain, without center<text:span text:style-name="T1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2">like </text:span>a world war <text:span text:style-name="T12">by importance</text:span>. In response to this I <text:span text:style-name="T12">started to </text:span>develop idea<text:span text:style-name="T12">s</text:span> how to enhance crypto grants ecosystem to deliver financing and publicity for basic science (and free software components).</text:p>
      <text:p text:style-name="P8">So, the project that I develop should provide funds to marketers to market basic science discoveries and software components. Additionally, it would be good to provide sustainable salaries to authors of such projects, <text:span text:style-name="T13">because it is an awful economical unfairness that some authors of components important for the entire world live (or die) in poverty</text:span>. <text:span text:style-name="T13">We need to increase the number of such workers, and for this to pay them salaries.</text:span></text:p>
      <text:p text:style-name="P8">??<text:span text:style-name="T75">Affiliate program</text:span></text:p>
      <text:h text:style-name="P16" text:outline-level="1">History <text:span text:style-name="T4">of the Project</text:span></text:h>
      <text:h text:style-name="Heading_20_2" text:outline-level="2">Future Salaries</text:h>
      <text:p text:style-name="P6">My first attempt to implement financing scientific development and free software was <text:span text:style-name="T6">Future Salaries project </text:span><text:span text:style-name="T6"><text:bibliography-mark text:identifier="future-salaries" text:bibliography-type="article" text:author="Victor Porton" text:title="Paying Salaries to Scientists Using Prediction Markets on Blockchain" text:year="2021">[3]</text:bibliography-mark></text:span>. <text:span text:style-name="T5">In th</text:span><text:span text:style-name="T74">at</text:span><text:span text:style-name="T5"> article and its programmatic implementation </text:span><text:span text:style-name="T5"><text:bibliography-mark text:identifier="future-salaries-app" text:bibliography-type="www" text:author="Victor Porton" text:title="Future Salaries" text:url="https://vporton.github.io/future-salary/#/">[4]</text:bibliography-mark></text:span><text:span text:style-name="T5"> </text:span><text:span text:style-name="T74">of</text:span><text:span text:style-name="T50"> Future Salaries </text:span><text:span text:style-name="T5">I spread the money between scientists proportional to their predicted rating in a prediction market </text:span><text:span text:style-name="T5"><text:bibliography-mark text:identifier="prediction" text:bibliography-type="article" text:author="Diemer, Sebastian" text:title="Does money matter in predicting future events?" text:year="2013">[5]</text:bibliography-mark></text:span><text:span text:style-name="T5">. The oracles of the prediction market were anticipated to produce article ratings dependently on cita</text:span><text:soft-page-break/><text:span text:style-name="T5">tion rating (including indirect citations) of articles. The rating was expected to be for example proportional to or (more “socialistic”) proportional to square root of the predicted citation count.</text:span></text:p>
      <text:p text:style-name="P7">It was anticipated that major search engines like Google will serve as “finalizers” of this prediction market. It <text:span text:style-name="T50">is</text:span> also anticipated that Google will be able to filter out non-scientific articles (plain journalism, pseudo-science, nonsense texts) from considered algorithm <text:span text:style-name="T48">(as it already does in Google Scholar)</text:span> to calculate the rating of scientific articles.</text:p>
      <text:p text:style-name="P7">Later I understood that this system does not work <text:span text:style-name="T51">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8">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7">strategy</text:span> of determining scientific value, to determine scientific value of an article Google would ask Google <text:span text:style-name="T8">(because asking a search engine was considered the only way to determine scientific value)</text:span>. We came to a contradiction, therefore this method is faulty.</text:p>
      <text:p text:style-name="P20">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5">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25"><text:span text:style-name="T27">Note that for the below we need to</text:span><text:span text:style-name="T57"> scan dependencies </text:span><text:span text:style-name="T27">of a project.</text:span><text:span text:style-name="T57"> </text:span><text:span text:style-name="T26">If </text:span><text:span text:style-name="T27">dependencies are provided to us as</text:span><text:span text:style-name="T26"> an SQL download, that’s clea</text:span><text:span text:style-name="T52">r</text:span><text:span text:style-name="T26">. If it is an API </text:span><text:span text:style-name="T27">fo requesting an individual project info</text:span><text:span text:style-name="T26">, </text:span><text:span text:style-name="T53">we </text:span><text:span text:style-name="T26">need to cache.</text:span></text:p>
      <text:p text:style-name="P18">??<text:span text:style-name="T23">Donation address is for a specific network or group of networks (such as EVM). ??</text:span><text:span text:style-name="T58">Introduce the possibility for payment address to be valid only till a certain date (the grant owner is assumed to update it regularly).</text:span></text:p>
      <text:p text:style-name="P20">The algorithm is GitCoin cGrants (as in the current Alpha round)?? modified as follows:</text:p>
      <text:p text:style-name="P19">When donating to a project, the donor is offered to allocate X% for dependencies. <text:span text:style-name="T28">I recommend to set X% to a reasonable value such as 50% and allow the donor to change </text:span><text:span text:style-name="T46">the value</text:span><text:span text:style-name="T28">, if he or she wishes.</text:span></text:p>
      <text:p text:style-name="P28">Implement it as L2. <text:span text:style-name="T31">As L2 we will use </text:span><text:span text:style-name="T32">a Validium based on zkEVM. </text:span><text:span text:style-name="T34">ZK-rollups instead of Validium would be too heavy, because we calculate twice data for every dependency </text:span><text:span text:style-name="T35">(and dependencies may count in thousands)</text:span><text:span text:style-name="T34">. </text:span><text:span text:style-name="T70">W</text:span><text:span text:style-name="T36">e can use </text:span><text:span text:style-name="T72">zkEVM</text:span><text:span text:style-name="T36"> with data stored in a </text:span><text:span text:style-name="T71">cheap </text:span><text:span text:style-name="T36">chain like Polygon or MoonBeam </text:span><text:span text:style-name="T70">(as a Validium)</text:span><text:span text:style-name="T66"> or a blockchain specifically created for a round </text:span><text:span text:style-name="T66"><text:bibliography-mark text:identifier="sidechain-rollups" text:bibliography-type="www" text:author="Victor Porton" text:title="Storing ZK-rollups in a sidechain" text:year="2023">[7]</text:bibliography-mark></text:span><text:span text:style-name="T70"> </text:span><text:span text:style-name="T37">instead of the chain in question</text:span><text:span text:style-name="T36">.</text:span></text:p>
      <text:p text:style-name="P27"><text:soft-page-break/>We put matching funds on <text:span text:style-name="T54">our </text:span>I<text:span text:style-name="T54">V</text:span>otingStrategy <text:span text:style-name="T54">contract.</text:span></text:p>
      <text:p text:style-name="P26">We store in Validium the following pseudo-type DiGraph&lt;<text:span text:style-name="T63">(</text:span>ProjectId, Version<text:span text:style-name="T63">)</text:span>&gt;, where the version is to be updated, if the next donor finds given project’s dependencies different than the previous donors.</text:p>
      <text:p text:style-name="P22"><text:span text:style-name="T54">We don’t do transfer from our </text:span>I<text:span text:style-name="T54">V</text:span>otingStrategy <text:span text:style-name="T54">contract to recipients initially, but </text:span><text:span text:style-name="T55">store </text:span><text:span text:style-name="T56">transfers in the round’s</text:span><text:span text:style-name="T55"> </text:span><text:span text:style-name="T56">Validium (in practice in some cheap blockchain) and release them to on-chain payment allowances at the round end </text:span><text:span text:style-name="T67">(using </text:span><text:span text:style-name="T69">zkEVM</text:span><text:span text:style-name="T67">)</text:span><text:span text:style-name="T56">. </text:span><text:span text:style-name="T59">We also do not store Voted events in vote() function, </text:span><text:span text:style-name="T60">instead we store </text:span><text:span text:style-name="T65">(in Validium) </text:span><text:span text:style-name="T61">full donation amount, X%, and the </text:span><text:span text:style-name="T62">above mentioned</text:span><text:span text:style-name="T61"> dependencies </text:span><text:span text:style-name="T62">data</text:span><text:span text:style-name="T59">. </text:span><text:span text:style-name="T64">This contract will have also a function to distribute matching funds (that will </text:span><text:span text:style-name="T68">were</text:span><text:span text:style-name="T64"> placed on this contract address).</text:span></text:p>
      <text:p text:style-name="P23">The following is calculated separately for each token.</text:p>
      <text:p text:style-name="P24">Sums of donations for a given recipient address are stored in <text:span text:style-name="T54">our </text:span>I<text:span text:style-name="T54">V</text:span>otingStrategy <text:span text:style-name="T54">contract to recipients</text:span> <text:span text:style-name="T73">when finalizing zkEVM.</text:span></text:p>
      <text:p text:style-name="P12">Before storing the donation in the chain, <text:span text:style-name="T43">f</text:span><text:span text:style-name="T19">or each direct or indirect dependency </text:span><text:span text:style-name="T20">find its Git repository, and if found, query (??appendix with file format) </text:span><text:span text:style-name="T24">(or a similar path for other Git hostings than GitHub) </text:span><text:span text:style-name="T20">for the donation address </text:span><text:span text:style-name="T21">or voluntary withdrawal from donations (??per-project withdrawal from donations, </text:span><text:span text:style-name="T22">per-project donation addresses</text:span><text:span text:style-name="T21">); </text:span><text:span text:style-name="T38">the donations site downloads </text:span><text:span text:style-name="T39">the list of dependencies and for each dependency </text:span><text:span text:style-name="T20">the current state of the file </text:span><text:span text:style-name="T24">https://</text:span><text:span text:style-name="T20">github.com/USER/.salaries-science/</text:span><text:span text:style-name="T25">networks</text:span><text:span text:style-name="T20">.json </text:span><text:span text:style-name="T39">if a donation address is available. </text:span><text:span text:style-name="T44">X is lowered to 0%, if no dependencies with active donation address. </text:span><text:span text:style-name="T45">X is raised to 100%, if the main project has no donation address. If both, refuse to accept the donation.</text:span><text:span text:style-name="T39"> To each N donations </text:span><text:span text:style-name="T42">with an available address </text:span><text:span text:style-name="T39">allocate </text:span><text:span text:style-name="T17">D*X%/N, where D is the donated sum </text:span><text:span text:style-name="T29">(before</text:span><text:span text:style-name="T18"> quadratic mat</text:span><text:span text:style-name="T19">c</text:span><text:span text:style-name="T18">hing</text:span><text:span text:style-name="T29">)</text:span><text:span text:style-name="T17">. </text:span><text:span text:style-name="T41">Do it only if</text:span><text:span text:style-name="T40"> </text:span><text:span text:style-name="T47">X</text:span><text:span text:style-name="T40"> </text:span><text:span text:style-name="T16">≠</text:span><text:span text:style-name="T40"> 0.</text:span></text:p>
      <text:p text:style-name="P13">Notify by email developers who didn’t put their address.</text:p>
      <text:p text:style-name="P11">Then <text:span text:style-name="T30">after the</text:span> <text:span text:style-name="T30">end of matching period </text:span>calculate quadratic matchings and add to the sums.</text:p>
      <text:h text:style-name="P17" text:outline-level="1">Postface</text:h>
      <text:p text:style-name="P2">The concrete blockchain algorithm is to be implemented by the community <text:span text:style-name="T14">of World Science DAO </text:span><text:span text:style-name="T14"><text:bibliography-mark text:identifier="dao" text:bibliography-type="www" text:title="World Science DAO" text:url="https://science-dao.vporton.name">[8]</text:bibliography-mark></text:span>. <text:span text:style-name="T15">Please donate </text:span><text:span text:style-name="T15"><text:bibliography-mark text:identifier="donate" text:bibliography-type="www" text:author="Victor Porton" text:title="World Science DAO accepts donations" text:url="https://vporton.github.io/science-dao-donate-app/">[9]</text:bibliography-mark></text:span><text:span text:style-name="T1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4">1: Victor Porton, Why Algebraic Theory of General Topology is Super-Important, </text:p>
          <text:p text:style-name="P14">2: , Attack on Google SERP: A branch of science may effectively disappear from SERPs for a long time, 2022</text:p>
          <text:p text:style-name="P14">3: Victor Porton, Paying Salaries to Scientists Using Prediction Markets on Blockchain, 2021</text:p>
          <text:p text:style-name="P14">4: Victor Porton, Future Salaries, , <text:a xlink:type="simple" xlink:href="https://vporton.github.io/future-salary/#/" text:style-name="Internet_20_link" text:visited-style-name="Internet_20_link"><text:span text:style-name="Internet_20_link">https://vporton.github.io/future-salary/#/</text:span></text:a></text:p>
          <text:p text:style-name="P14">5: Diemer, Sebastian, Does money matter in predicting future events?, 2013</text:p>
          <text:p text:style-name="P14">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14">7: Victor Porton, Storing ZK-rollups in a sidechain, 2023, </text:p>
          <text:p text:style-name="P14">8: , World Science DAO, , <text:a xlink:type="simple" xlink:href="https://science-dao.vporton.name" text:style-name="Internet_20_link" text:visited-style-name="Internet_20_link"><text:span text:style-name="Internet_20_link">https://science-dao.vporton.name</text:span></text:a></text:p>
          <text:p text:style-name="P14">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4"><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18T19:33:53.102304979</dc:date>
    <meta:editing-duration>P4DT8H14M49S</meta:editing-duration>
    <meta:editing-cycles>134</meta:editing-cycles>
    <meta:document-statistic meta:table-count="0" meta:image-count="0" meta:object-count="0" meta:page-count="4" meta:paragraph-count="43" meta:word-count="1246" meta:character-count="8059" meta:non-whitespace-character-count="6853"/>
  </office:meta>
</office:document-meta>
</file>